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end" style:justify-single-word="false"/>
      <style:text-properties officeooo:rsid="0018d7a6" officeooo:paragraph-rsid="0018d7a6"/>
    </style:style>
    <style:style style:name="P2" style:family="paragraph" style:parent-style-name="Text_20_body">
      <style:paragraph-properties fo:margin-left="0.5in" fo:margin-right="0in" fo:text-indent="0in" style:auto-text-indent="false"/>
    </style:style>
    <style:style style:name="P3" style:family="paragraph" style:parent-style-name="Text_20_body">
      <style:paragraph-properties fo:margin-left="0.5in" fo:margin-right="0in" fo:text-indent="0in" style:auto-text-indent="false"/>
      <style:text-properties officeooo:rsid="0018d7a6" officeooo:paragraph-rsid="0018d7a6"/>
    </style:style>
    <style:style style:name="P4" style:family="paragraph" style:parent-style-name="Text_20_body">
      <style:paragraph-properties fo:margin-left="0.5in" fo:margin-right="0in" fo:text-indent="0in" style:auto-text-indent="false"/>
      <style:text-properties officeooo:rsid="0019c774" officeooo:paragraph-rsid="0019c774"/>
    </style:style>
    <style:style style:name="P5" style:family="paragraph" style:parent-style-name="Text_20_body">
      <style:paragraph-properties fo:margin-left="0.5in" fo:margin-right="0in" fo:text-indent="0in" style:auto-text-indent="false"/>
      <style:text-properties officeooo:rsid="001a754d" officeooo:paragraph-rsid="001a754d"/>
    </style:style>
    <style:style style:name="P6" style:family="paragraph" style:parent-style-name="Text_20_body">
      <style:paragraph-properties fo:margin-left="0.5in" fo:margin-right="0in" fo:text-indent="0in" style:auto-text-indent="false"/>
      <style:text-properties officeooo:paragraph-rsid="001d54be"/>
    </style:style>
    <style:style style:name="P7" style:family="paragraph" style:parent-style-name="Text_20_body">
      <style:paragraph-properties fo:margin-left="0.5in" fo:margin-right="0in" fo:text-indent="0in" style:auto-text-indent="false"/>
      <style:text-properties officeooo:paragraph-rsid="001e2852"/>
    </style:style>
    <style:style style:name="P8" style:family="paragraph" style:parent-style-name="Heading_20_2">
      <style:text-properties officeooo:paragraph-rsid="001d54be"/>
    </style:style>
    <style:style style:name="P9" style:family="paragraph" style:parent-style-name="Heading_20_1">
      <style:text-properties officeooo:rsid="0018d7a6" officeooo:paragraph-rsid="0018d7a6"/>
    </style:style>
    <style:style style:name="P10" style:family="paragraph" style:parent-style-name="Heading_20_3"/>
    <style:style style:name="P11" style:family="paragraph" style:parent-style-name="Heading_20_3">
      <style:text-properties officeooo:paragraph-rsid="001d54be"/>
    </style:style>
    <style:style style:name="T1" style:family="text">
      <style:text-properties officeooo:rsid="001d54be"/>
    </style:style>
    <style:style style:name="T2" style:family="text">
      <style:text-properties style:text-position="super 58%" officeooo:rsid="001d54be"/>
    </style:style>
    <style:style style:name="T3" style:family="text">
      <style:text-properties officeooo:rsid="001e2852"/>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CSS 432 HW2 <text:span text:style-name="T1">Report</text:span></text:h>
      <text:p text:style-name="P1">Jay Hennen</text:p>
      <text:p text:style-name="P1">5/1/2013</text:p>
      <text:h text:style-name="P8" text:outline-level="2"><text:span text:style-name="T1">Documentation</text:span></text:h>
      <text:h text:style-name="P11" text:outline-level="3"><text:span text:style-name="T1">Stop and Wait Implementation</text:span></text:h>
      <text:p text:style-name="P6"><text:span text:style-name="T1">The Stop and Wait implementation for this assignment follows the algorithm closely. The client sends the message with the sequence number at the start of each message, then waits for acknowledgment for 1500 usec. If no acknowledgment arrives, then it will retransmit the same message. Server listens for packets and immediately acknowledges any packets that arrive. Both programs end once the 19999</text:span><text:span text:style-name="T2">th</text:span><text:span text:style-name="T1"> packet is acknowledged, as per the assignment.</text:span></text:p>
      <text:h text:style-name="P11" text:outline-level="3"><text:span text:style-name="T1">Sliding Window Implementation</text:span></text:h>
      <text:p text:style-name="P6"><text:span text:style-name="T1">The Sliding Window implementation has a varying length window of the same size on both the client and server. The window in the server is implemented circularly, with only a 'windowsize' large array available. The current location of the window loops around on this array and provides the same functionality as a sliding window over a large array.</text:span></text:p>
      <text:p text:style-name="P6"><text:span text:style-name="T1">Client uses a sliding window over a large array. It will transmit the entire window, and then wait for acknowledgment. The window is moved up to the last acknowledged packet, and any new packets that can be transmitted are transmitted. If a timeout occurs, then the entire window is resent.</text:span></text:p>
      <text:p text:style-name="P6"><text:span text:style-name="T1">Server acknowledges all contiguous messages it receives, stores any noncontiguous packets which fit in the receiving window, and drops all other packets. Each time it receives a packet, it will acknowledge with the last contiguous packet.</text:span></text:p>
      <text:h text:style-name="P8" text:outline-level="2"><text:span text:style-name="T1">Performance Evaluation</text:span></text:h>
      <text:h text:style-name="Heading_20_3" text:outline-level="3"><text:span text:style-name="T1">Stop-and-wait performance over 100Mbps </text:span></text:h>
      <text:p text:style-name="P7"><text:span text:style-name="T3">Stop and wait performance was abysmal over 100Mbps, taking approximately 15 seconds or more to send 30 Mb of data, when link speed suggests it should only take approximately 2.5 seconds.</text:span></text:p>
      <text:h text:style-name="Heading_20_3" text:outline-level="3"><text:span text:style-name="T1">S</text:span>top-and-wait performance over 1Gbps </text:h>
      <text:p text:style-name="P7"><text:span text:style-name="T3">Stop and wait performance was also poor over 1Gbps, taking 2.5 seconds to send the data, nearly 10 times the expected value of .25 seconds.</text:span></text:p>
      <text:h text:style-name="Heading_20_3" text:outline-level="3"><text:span text:style-name="T1">S</text:span>liding window performance over 100Mbps </text:h>
      <text:p text:style-name="P7"><text:span text:style-name="T3">Sliding window over 100Mbps was poor until the window size reached 3, at which point the network card could transmit at it's full rate and the suggested time of around 2.5 seconds was </text:span><text:soft-page-break/><text:span text:style-name="T3">reached.</text:span></text:p>
      <text:h text:style-name="Heading_20_3" text:outline-level="3"><text:span text:style-name="T1">S</text:span>liding window performance over 1Gbps </text:h>
      <text:p text:style-name="P2"><text:span text:style-name="T3">The same trend was true for Sliding Window over 1Gbps, except the window needed to reach a size of 4 before the full link speed could be achieved.</text:span></text:p>
      <text:h text:style-name="P8" text:outline-level="2"><text:span text:style-name="T1">Discussion</text:span></text:h>
      <text:h text:style-name="Heading_20_3" text:outline-level="3">Stop and Wait Algorithm</text:h>
      <text:p text:style-name="P3">The Stop and Wait algorithm is a special case of the sliding window algorithm, where the window on both the client and server is only 1 sequence number wide. The performance of the algorithm was relatively poor on both the 100Mbps network and the 1Gbps network, especially when compared to the Sliding Window algorithm.</text:p>
      <text:p text:style-name="P4">One of the primary reasons why the Stop and Wait algorithm is so slow on both networks is due to the slower transmit rate of the packets. Each packet sent needs to be acknowledged before the next one is sent. Although the number of retransmits were very rare due to testing on a very clear line, the latency between when the packet is sent and the acknowledge received is still enough to increase the time to transmit all the packets considerably.</text:p>
      <text:p text:style-name="P4">The 100Mbps Stop and Wait algorithm ran approximately an order of magnitude slower than the 1Gbps test. This is to be expected, as the latter network is an order of magnitude faster than the former. The RTT on the 1Gbps network is much lower than on the 100Mbps network and therefore you can send packets at a higher rate overall.</text:p>
      <text:h text:style-name="Heading_20_3" text:outline-level="3">Sliding Window Algorithm</text:h>
      <text:p text:style-name="P5">The Sliding Window Algorithm showed some interesting differences when being tested on the 100Mbps and 1Gbps links. When the window size was 1, the speed of the Sliding Window algorithm was close to the same as the Stop and Wait algorithm, as expected. However, as the window was widened, the benefits were considerably different.</text:p>
      <text:p text:style-name="P5">On the 100Mbps link, Increasing the size of the window drastically reduced the execution time of the test, with the gains halting at window size 3. This is approximately equal to the number of packets that can be transmitted in the time it takes for an acknowledgment to return to the client, allowing it to move the window forward. As the window size increases from here there are no more gains, as there are only ever 3 packets on the link at a time.</text:p>
      <text:p text:style-name="P5">On the 1Gbps link the initial gains were very similar, except for an unknown discrepancy in the rate of change between window sizes 2 and 3. In addition, the 1Gbps link seemed to find it's maximum speed <text:s/>at <text:s/>4 packets, rather than 3 for the 100Mbps link. Aside from that, the behavior for larger window sizes were similar to each other.</text:p>
      <text:p text:style-name="P5">For both links, once the send/receive window size reached the same value as the number of packets on the link at any given time, the data could be transmitted at the link's advertised data r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5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2T00:28:49</meta:creation-date>
    <dc:date>2013-05-02T13:14:12</dc:date>
    <meta:editing-duration>PT11M54S</meta:editing-duration>
    <meta:editing-cycles>2</meta:editing-cycles>
    <meta:generator>LibreOffice/4.0.2.2$Linux_X86_64 LibreOffice_project/400m0$Build-2</meta:generator>
    <meta:document-statistic meta:table-count="0" meta:image-count="0" meta:object-count="0" meta:page-count="2" meta:paragraph-count="29" meta:word-count="814" meta:character-count="4750" meta:non-whitespace-character-count="3970"/>
  </office:meta>
</office:document-meta>
</file>